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EraserDust" svg:font-family="EraserDust"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Tahoma" svg:font-family="Tahoma" style:font-family-generic="swiss" style:font-pitch="variable"/>
    <style:font-face style:name="Times New Roman" svg:font-family="'Times New Roman'" style:font-family-generic="roman" style:font-pitch="variable"/>
    <style:font-face style:name="Ubuntu" svg:font-family="Ubuntu" style:font-family-generic="swiss" style:font-pitch="variable"/>
    <style:font-face style:name="Ubuntu Mono" svg:font-family="'Ubuntu Mono'" style:font-pitch="fixed"/>
    <style:font-face style:name="Ubuntu Mono1" svg:font-family="'Ubuntu Mono'" style:font-family-generic="system" style:font-pitch="fixed"/>
    <style:font-face style:name="Verdana" svg:font-family="Verdana" style:font-family-generic="swiss" style:font-pitch="variable"/>
  </office:font-face-decls>
  <office:automatic-styles>
    <style:style style:name="P1" style:family="paragraph" style:parent-style-name="Standard">
      <style:text-properties style:font-name="Ubuntu"/>
    </style:style>
    <style:style style:name="P2" style:family="paragraph" style:parent-style-name="Standard">
      <style:paragraph-properties fo:margin-top="0in" fo:margin-bottom="0.1181in" style:contextual-spacing="false" fo:line-height="150%"/>
      <style:text-properties style:font-name="Ubuntu" fo:language="de" fo:country="DE"/>
    </style:style>
    <style:style style:name="P3" style:family="paragraph" style:parent-style-name="Standard">
      <style:paragraph-properties fo:margin-top="0in" fo:margin-bottom="0.1181in" style:contextual-spacing="false" fo:line-height="150%"/>
    </style:style>
    <style:style style:name="P4" style:family="paragraph" style:parent-style-name="Standard" style:master-page-name="MP0">
      <style:paragraph-properties fo:text-align="center" style:justify-single-word="false" style:page-number="auto" fo:break-before="page">
        <style:tab-stops>
          <style:tab-stop style:position="5.5in"/>
        </style:tab-stops>
      </style:paragraph-properties>
    </style:style>
    <style:style style:name="P5" style:family="paragraph" style:parent-style-name="Standard">
      <style:paragraph-properties fo:margin-top="0in" fo:margin-bottom="0.1181in" style:contextual-spacing="false" fo:line-height="150%"/>
    </style:style>
    <style:style style:name="P6" style:family="paragraph" style:parent-style-name="Standard">
      <style:paragraph-properties fo:margin-top="0in" fo:margin-bottom="0.1181in" style:contextual-spacing="false" fo:line-height="150%"/>
      <style:text-properties officeooo:paragraph-rsid="00087118"/>
    </style:style>
    <style:style style:name="P7" style:family="paragraph" style:parent-style-name="Standard">
      <style:paragraph-properties fo:margin-top="0in" fo:margin-bottom="0.1181in" style:contextual-spacing="false" fo:line-height="150%"/>
      <style:text-properties style:font-name="Ubuntu" fo:language="de" fo:country="DE" officeooo:paragraph-rsid="00087118"/>
    </style:style>
    <style:style style:name="T1" style:family="text">
      <style:text-properties style:font-name="Ubuntu" fo:language="de" fo:country="DE"/>
    </style:style>
    <style:style style:name="T2" style:family="text">
      <style:text-properties style:font-name="Ubuntu" fo:language="de" fo:country="DE" fo:font-weight="bold" style:font-weight-asian="bold" style:font-weight-complex="bold"/>
    </style:style>
    <style:style style:name="T3" style:family="text">
      <style:text-properties style:font-name="Ubuntu" fo:language="de" fo:country="DE" fo:font-weight="bold" officeooo:rsid="00087118" style:font-weight-asian="bold" style:font-weight-complex="bold"/>
    </style:style>
    <style:style style:name="T4" style:family="text">
      <style:text-properties style:font-name="Ubuntu" fo:language="de" fo:country="DE" officeooo:rsid="00087118"/>
    </style:style>
    <style:style style:name="T5" style:family="text">
      <style:text-properties style:font-name="Ubuntu" fo:language="de" fo:country="DE" fo:font-style="italic" style:font-style-asian="italic" style:font-style-complex="italic"/>
    </style:style>
    <style:style style:name="T6" style:family="text">
      <style:text-properties style:font-name="Ubuntu" fo:language="de" fo:country="DE" fo:font-weight="normal" officeooo:rsid="00087118" style:font-weight-asian="normal" style:font-weight-complex="normal"/>
    </style:style>
    <style:style style:name="T7" style:family="text">
      <style:text-properties style:font-name="Ubuntu" fo:font-size="15pt" style:text-underline-style="solid" style:text-underline-width="auto" style:text-underline-color="font-color" fo:font-weight="bold" style:text-underline-mode="continuous" style:text-overline-mode="continuous" style:text-line-through-mode="continuous" style:font-size-asian="15pt" style:font-weight-asian="bold" style:font-size-complex="15pt" style:font-weight-complex="bold"/>
    </style:style>
    <style:style style:name="T8" style:family="text">
      <style:text-properties style:font-name="Ubuntu" fo:font-size="15pt" style:text-underline-style="solid" style:text-underline-width="auto" style:text-underline-color="font-color" fo:font-weight="bold" officeooo:rsid="00087118" style:text-underline-mode="continuous" style:text-overline-mode="continuous" style:text-line-through-mode="continuous" style:font-size-asian="15pt" style:font-weight-asian="bold" style:font-size-complex="15pt" style:font-weight-complex="bold"/>
    </style:style>
    <style:style style:name="T9" style:family="text">
      <style:text-properties style:font-name="Ubuntu Mono1" fo:language="de" fo:country="DE" fo:font-weight="bold" style:font-weight-asian="bold" style:font-weight-complex="bold"/>
    </style:style>
    <style:style style:name="T10" style:family="text">
      <style:text-properties style:font-name="Ubuntu Mono1" fo:language="de" fo:country="DE" fo:font-weight="bold" officeooo:rsid="00087118" style:font-weight-asian="bold" style:font-weight-complex="bold"/>
    </style:style>
    <style:style style:name="T11" style:family="text">
      <style:text-properties officeooo:rsid="00087118"/>
    </style:style>
    <style:style style:name="T12" style:family="text">
      <style:text-properties fo:font-weight="bold" style:font-weight-asian="bold" style:font-weight-complex="bold"/>
    </style:style>
    <style:style style:name="T13" style:family="text">
      <style:text-properties fo:font-weight="bold" officeooo:rsid="00087118" style:font-weight-asian="bold" style:font-weight-complex="bold"/>
    </style:style>
    <style:style style:name="T14" style:family="text">
      <style:text-properties fo:font-weight="normal" officeooo:rsid="00087118" style:font-weight-asian="normal" style:font-weight-complex="normal"/>
    </style:style>
    <style:style style:name="T15" style:family="text">
      <style:text-properties style:font-name="Ubuntu Mono"/>
    </style:style>
    <style:style style:name="T16" style:family="text">
      <style:text-properties style:font-name="Ubuntu Mono" fo:language="de" fo:country="D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Absatz-Standardschriftart"><text:span text:style-name="T7">Arbeitsblatt </text:span></text:span><text:span text:style-name="Absatz-Standardschriftart"><text:span text:style-name="T8">Wiederholung SQL-SELECT-Abfragen</text:span></text:span></text:p>
      <text:p text:style-name="P1"/>
      <text:p text:style-name="P1"/>
      <text:p text:style-name="P3"><text:span text:style-name="Absatz-Standardschriftart"><text:span text:style-name="T1">Alle nachfolgenden Aufgaben beziehen sich auf die Tabelle </text:span></text:span><text:span text:style-name="Absatz-Standardschriftart"><text:span text:style-name="T10">Smartphone</text:span></text:span><text:span text:style-name="Absatz-Standardschriftart"><text:span text:style-name="T9">.</text:span></text:span></text:p>
      <text:p text:style-name="P3"><text:span text:style-name="Absatz-Standardschriftart"><text:span text:style-name="T2">Aufgabe 1)</text:span></text:span><text:span text:style-name="Absatz-Standardschriftart"><text:span text:style-name="T1"> </text:span></text:span><text:span text:style-name="Absatz-Standardschriftart"><text:span text:style-name="T4">Formuliere SQL-Select-Abfragen für folgende Fragestellungen:</text:span></text:span></text:p>
      <text:p text:style-name="P3"><text:span text:style-name="T5">Probiere deine Anfrage zuerst in der Datenbank aus. Schreibe sie anschließend hier auf</text:span></text:p>
      <text:p text:style-name="P2">a) Zeige alle Smartphone-Modelle und ihre Preise an.</text:p>
      <text:p text:style-name="P7">……………………………………………………………………………………………………</text:p>
      <text:p text:style-name="P7">……………………………………………………………………………………………………</text:p>
      <text:p text:style-name="P7">b) Zeige die Marken und Modelle nach dem Erscheinungsjahr <text:span text:style-name="T11">sortiert an.</text:span></text:p>
      <text:p text:style-name="P2">……………………………………………………………………………………………………</text:p>
      <text:p text:style-name="P7">……………………………………………………………………………………………………</text:p>
      <text:p text:style-name="P7">c) Zeige alle Smartphones von "Apple" mit ihren Preisen und dem Erscheinungsjahr.</text:p>
      <text:p text:style-name="P2">……………………………………………………………………………………………………</text:p>
      <text:p text:style-name="P7">……………………………………………………………………………………………………</text:p>
      <text:p text:style-name="P7">d) Wie viele verschiedene Smartphone-Marken sind in der Datenbank vorhanden?</text:p>
      <text:p text:style-name="P2">……………………………………………………………………………………………………</text:p>
      <text:p text:style-name="P7">……………………………………………………………………………………………………</text:p>
      <text:p text:style-name="P7">e) Zeige die 5 teuersten Smartphones (Modell und Preis) in der Datenbank.</text:p>
      <text:p text:style-name="P2">……………………………………………………………………………………………………</text:p>
      <text:p text:style-name="P7">……………………………………………………………………………………………………</text:p>
      <text:p text:style-name="P7">f) Zeige die Namen und Preise von Smartphones, die im Jahr 2020 oder später veröffentlicht wurden und über eine Kamera mit mehr als 40MP verfügen. Sortiere die Ergebnisse nach Kameramegapixel in absteigender Reihenfolge.</text:p>
      <text:p text:style-name="P2">……………………………………………………………………………………………………</text:p>
      <text:p text:style-name="P7">……………………………………………………………………………………………………</text:p>
      <text:p text:style-name="P7">……………………………………………………………………………………………………</text:p>
      <text:p text:style-name="P7"><text:soft-page-break/>g) Wie hoch ist der durchschnittliche Preis von Smartphones, die von "Samsung" hergestellt wurden?</text:p>
      <text:p text:style-name="P2">……………………………………………………………………………………………………</text:p>
      <text:p text:style-name="P7">……………………………………………………………………………………………………</text:p>
      <text:p text:style-name="P7">h) Wie viele Modelle hat jede Marke in der Datenbank? Zeige die Ergebnisse sortiert nach der Anzahl der Modelle in absteigender Reihenfolge.</text:p>
      <text:p text:style-name="P7">……………………………………………………………………………………………………</text:p>
      <text:p text:style-name="P7">……………………………………………………………………………………………………</text:p>
      <text:p text:style-name="P2">i) Was ist der durchschnittliche Preis für jedes Smartphone-Betriebssystem in der Datenbank?</text:p>
      <text:p text:style-name="P7">……………………………………………………………………………………………………</text:p>
      <text:p text:style-name="P7">……………………………………………………………………………………………………</text:p>
      <text:p text:style-name="P6"><text:span text:style-name="Absatz-Standardschriftart"><text:span text:style-name="T2">Aufgabe </text:span></text:span><text:span text:style-name="Absatz-Standardschriftart"><text:span text:style-name="T3">2</text:span></text:span><text:span text:style-name="Absatz-Standardschriftart"><text:span text:style-name="T2">)</text:span></text:span><text:span text:style-name="Absatz-Standardschriftart"><text:span text:style-name="T1"> </text:span></text:span><text:span text:style-name="Absatz-Standardschriftart"><text:span text:style-name="T4">In die folgenden SQL-SELECT-Abfragen haben sich </text:span></text:span><text:span text:style-name="Absatz-Standardschriftart"><text:span text:style-name="T3">Fehler </text:span></text:span><text:span text:style-name="Absatz-Standardschriftart"><text:span text:style-name="T6">eingeschlichen.<text:line-break/>Finde die Fehler und korrigiere sie!</text:span></text:span></text:p>
      <text:p text:style-name="P6"><text:span text:style-name="T1">a) </text:span><text:span text:style-name="T16">SELECT Model, Price, ReleaseYear FROM Smartphones WHERE Brand = Apple;</text:span></text:p>
      <text:p text:style-name="P7">……………………………………………………………………………………………………</text:p>
      <text:p text:style-name="P7">……………………………………………………………………………………………………</text:p>
      <text:p text:style-name="P6"><text:span text:style-name="T1">b) </text:span><text:span text:style-name="T16">SELECT Model, Prize, ReleaseYear FROM Smartphones WHERE Brand = 'Samsung';</text:span></text:p>
      <text:p text:style-name="P7">……………………………………………………………………………………………………</text:p>
      <text:p text:style-name="P7"><text:span text:style-name="Absatz-Standardschriftart"><text:span text:style-name="T14">……………………………………………………………………………………………………</text:span></text:span><text:span text:style-name="T6"/></text:p>
      <text:p text:style-name="P7"><text:span text:style-name="T11">c</text:span>) <text:span text:style-name="T15">SELECT Brand, AVG FROM Smartphones;</text:span></text:p>
      <text:p text:style-name="P7">……………………………………………………………………………………………………</text:p>
      <text:p text:style-name="P7"><text:span text:style-name="Absatz-Standardschriftart"><text:span text:style-name="T14">……………………………………………………………………………………………………</text:span></text:span><text:span text:style-name="T6"/></text:p>
      <text:p text:style-name="P7"><text:span text:style-name="Absatz-Standardschriftart"><text:span text:style-name="T14"/></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Sans UI" svg:font-family="'Andale Sans UI'" style:font-family-generic="system" style:font-pitch="variable"/>
    <style:font-face style:name="Arial" svg:font-family="Arial" style:font-family-generic="swiss" style:font-pitch="variable"/>
    <style:font-face style:name="EraserDust" svg:font-family="EraserDust"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Tahoma" svg:font-family="Tahoma" style:font-family-generic="swiss" style:font-pitch="variable"/>
    <style:font-face style:name="Times New Roman" svg:font-family="'Times New Roman'" style:font-family-generic="roman" style:font-pitch="variable"/>
    <style:font-face style:name="Ubuntu" svg:font-family="Ubuntu" style:font-family-generic="swiss" style:font-pitch="variable"/>
    <style:font-face style:name="Ubuntu Mono" svg:font-family="'Ubuntu Mono'" style:font-pitch="fixed"/>
    <style:font-face style:name="Ubuntu Mono1" svg:font-family="'Ubuntu Mono'" style:font-family-generic="system" style:font-pitch="fixed"/>
    <style:font-face style:name="Verdana" svg:font-family="Verdana" style:font-family-generic="swiss"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Andale Sans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02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Andale Sans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Überschrift_20_1" style:display-name="Überschrift 1" style:family="paragraph" style:parent-style-name="Heading" style:next-style-name="Text_20_body" style:default-outline-level="1">
      <style:paragraph-properties fo:hyphenation-ladder-count="no-limit"/>
      <style:text-properties style:font-name="Liberation Serif" fo:font-family="'Liberation Serif'" style:font-family-generic="roman" style:font-pitch="variable" fo:font-size="24pt" fo:font-weight="bold" style:font-size-asian="24pt" style:font-weight-asian="bold" style:font-name-complex="Verdana" style:font-family-complex="Verdana" style:font-family-generic-complex="swiss" style:font-pitch-complex="variable" style:font-size-complex="24pt" style:font-weight-complex="bold"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835in" style:contextual-spacing="false" fo:hyphenation-ladder-count="no-limit"/>
      <style:text-properties fo:hyphenate="false" loext:hyphenation-no-caps="false" loext:hyphenation-no-last-word="false" loext:hyphenation-word-char-count="no-limit" loext:hyphenation-zone="no-limit"/>
    </style:style>
    <style:style style:name="Liste" style:family="paragraph" style:parent-style-name="Text_20_body">
      <style:paragraph-properties fo:hyphenation-ladder-count="no-limit"/>
      <style:text-properties fo:hyphenate="false" loext:hyphenation-no-caps="false" loext:hyphenation-no-last-word="false" loext:hyphenation-word-char-count="no-limit" loext:hyphenation-zone="no-limit"/>
    </style:style>
    <style:style style:name="Beschriftung" style:family="paragraph" style:parent-style-name="Standard">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loext:hyphenation-no-caps="false" loext:hyphenation-no-last-word="false" loext:hyphenation-word-char-count="no-limit" loext:hyphenation-zone="no-limit"/>
    </style:style>
    <style:style style:name="Kopfzeile" style:family="paragraph" style:parent-style-name="Header_20_and_20_Footer">
      <style:paragraph-properties fo:hyphenation-ladder-count="no-limit"/>
      <style:text-properties fo:hyphenate="false" loext:hyphenation-no-caps="false" loext:hyphenation-no-last-word="false" loext:hyphenation-word-char-count="no-limit" loext:hyphenation-zone="no-limit"/>
    </style:style>
    <style:style style:name="Fußzeile" style:family="paragraph" style:parent-style-name="Standard">
      <style:paragraph-properties fo:hyphenation-ladder-count="no-limit">
        <style:tab-stops>
          <style:tab-stop style:position="3.15in" style:type="center"/>
          <style:tab-stop style:position="6.3in" style:type="right"/>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bsatz-Standardschriftart" style:family="text"/>
    <style:style style:name="Numbering_20_Symbols" style:display-name="Numbering Symbols" style:family="text"/>
    <style:style style:name="Fußzeile_20_Zchn" style:display-name="Fußzeile Zchn" style:family="text" style:parent-style-name="Absatz-Standardschriftar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style:font-name="Ubuntu" fo:language="de" fo:country="DE"/>
    </style:style>
    <style:style style:name="MT2" style:family="text">
      <style:text-properties style:font-name="Ubuntu" fo:language="de" fo:country="DE" officeooo:rsid="00087118"/>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8075in" fo:margin-bottom="0.5in" fo:margin-left="0.8075in" fo:margin-right="0.807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2402in" fo:margin-left="0in" fo:margin-right="0in" fo:margin-bottom="0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Kopfzeile"><text:span text:style-name="Absatz-Standardschriftart"><text:span text:style-name="MT1">DB1</text:span></text:span><text:span text:style-name="Absatz-Standardschriftart"><text:span text:style-name="MT2">99</text:span></text:span><text:span text:style-name="Absatz-Standardschriftart"><text:span text:style-name="MT1"><text:tab/>Datenbanken I: </text:span></text:span><text:span text:style-name="Absatz-Standardschriftart"><text:span text:style-name="MT2">Wiederholung</text:span></text:span><text:span text:style-name="Absatz-Standardschriftart"><text:span text:style-name="MT1"><text:tab/>Seite </text:span></text:span><text:span text:style-name="Absatz-Standardschriftart"><text:span text:style-name="MT1"><text:page-number text:select-page="current">2</text:page-number></text:span></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1.2$Linux_X86_64 LibreOffice_project/60$Build-2</meta:generator>
    <meta:initial-creator>Stefan Klein</meta:initial-creator>
    <dc:creator>Christoph Krichenbauer</dc:creator>
    <meta:creation-date>2021-02-02T16:59:00Z</meta:creation-date>
    <dc:date>2023-09-19T14:34:39.684794374</dc:date>
    <meta:editing-cycles>8</meta:editing-cycles>
    <meta:editing-duration>PT14M2S</meta:editing-duration>
    <meta:print-date>2023-09-19T14:34:50.684120571</meta:print-date>
    <meta:printed-by>PDF files: Christoph Krichenbauer</meta:printed-by>
    <meta:document-statistic meta:table-count="0" meta:image-count="0" meta:object-count="0" meta:page-count="2" meta:paragraph-count="43" meta:word-count="241" meta:character-count="2470" meta:non-whitespace-character-count="2272"/>
    <meta:user-defined meta:name="Info 1"/>
    <meta:user-defined meta:name="Info 2"/>
    <meta:user-defined meta:name="Info 3"/>
    <meta:user-defined meta:name="Info 4"/>
    <meta:template xlink:type="simple" xlink:actuate="onRequest" xlink:title="" xlink:href="Normal"/>
  </office:meta>
</office:document-meta>
</file>